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g"/>
  <manifest:file-entry manifest:media-type="image/jpeg" manifest:full-path="Pictures/2.jpg"/>
  <manifest:file-entry manifest:media-type="image/jpeg" manifest:full-path="Pictures/3.jp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65625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9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/>
    </style:style>
    <style:style style:name="ce23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S1" style:family="graphic">
      <style:graphic-properties fo:wrap-option="wrap" draw:textarea-vertical-align="top" draw:textarea-horizontal-align="left" draw:fill="bitmap" draw:fill-image-name="D1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fill="bitmap" draw:fill-image-name="D2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fill="bitmap" draw:fill-image-name="D3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16384" table:default-cell-style-name="ce21"/>
        <table:table-row table:style-name="ro1">
          <table:table-cell table:style-name="ce22" office:value-type="string">
            <text:p/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style-name="ce21">
            <draw:frame xmlns:presentation="urn:oasis:names:tc:opendocument:xmlns:presentation:1.0" draw:style-name="S1" draw:id="id0" draw:z-index="0" draw:name="Text Box 6" svg:x="0in" svg:y="0in" svg:width="2in" svg:height="1.4583in">
              <draw:text-box/>
            </draw:frame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2">
          <table:table-cell table:style-name="ce23" office:value-type="string">
            <text:p>Usman Aziz</text:p>
          </table:table-cell>
          <table:table-cell table:number-columns-repeated="2" table:style-name="ce21"/>
          <table:table-cell table:style-name="ce22" office:value-type="string">
            <text:p/>
          </table:table-cell>
          <table:table-cell table:number-columns-repeated="252"/>
        </table:table-row>
        <table:table-row table:style-name="ro1">
          <table:table-cell table:style-name="ce22" office:value-type="string">
            <text:p/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style-name="ce21">
            <draw:frame xmlns:presentation="urn:oasis:names:tc:opendocument:xmlns:presentation:1.0" draw:style-name="S2" draw:id="id1" draw:z-index="1" draw:name="Text Box 6" svg:x="0in" svg:y="0in" svg:width="2in" svg:height="1.4583in">
              <draw:text-box/>
            </draw:frame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2">
          <table:table-cell table:style-name="ce23" office:value-type="string">
            <text:p>Atir Tahir</text:p>
          </table:table-cell>
          <table:table-cell table:number-columns-repeated="2" table:style-name="ce21"/>
          <table:table-cell table:style-name="ce22" office:value-type="string">
            <text:p/>
          </table:table-cell>
          <table:table-cell table:number-columns-repeated="252"/>
        </table:table-row>
        <table:table-row table:style-name="ro1">
          <table:table-cell table:style-name="ce22" office:value-type="string">
            <text:p/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style-name="ce21">
            <draw:frame xmlns:presentation="urn:oasis:names:tc:opendocument:xmlns:presentation:1.0" draw:style-name="S3" draw:id="id2" draw:z-index="2" draw:name="Text Box 6" svg:x="0in" svg:y="0in" svg:width="2in" svg:height="1.4583in">
              <draw:text-box/>
            </draw:frame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2">
          <table:table-cell table:style-name="ce23" office:value-type="string">
            <text:p>Dawood Khan</text:p>
          </table:table-cell>
          <table:table-cell table:number-columns-repeated="2" table:style-name="ce21"/>
          <table:table-cell table:style-name="ce22" office:value-type="string">
            <text:p/>
          </table:table-cell>
          <table:table-cell table:number-columns-repeated="252"/>
        </table:table-row>
        <table:table-row table:style-name="ro1">
          <table:table-cell table:style-name="ce22"/>
          <table:table-cell table:number-columns-repeated="255" table:style-name="ce21"/>
        </table:table-row>
        <table:table-row table:number-rows-repeated="65505"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href="Pictures/1.jpg" xlink:show="embed" xlink:actuate="onLoad"/>
    <draw:fill-image draw:name="D2" xlink:href="Pictures/2.jpg" xlink:show="embed" xlink:actuate="onLoad"/>
    <draw:fill-image draw:name="D3" xlink:href="Pictures/3.jpg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USMAN</meta:generator>
    <meta:initial-creator>Иван</meta:initial-creator>
    <meta:creation-date>2015-10-25T09:41:41</meta:creation-date>
    <dc:date>2015-12-14T06:47:13</dc:date>
    <meta:generator>MicrosoftOffice/14.0 MicrosoftExcel/CalculationVersion-9302</meta:generator>
  </office:meta>
</office:document-meta>
</file>